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58243a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dbb40" officeooo:paragraph-rsid="01494bab"/>
    </style:style>
    <style:style style:name="P95" style:family="paragraph" style:parent-style-name="Standard">
      <style:text-properties officeooo:rsid="0039e5fd" officeooo:paragraph-rsid="015895a7"/>
    </style:style>
    <style:style style:name="P96" style:family="paragraph" style:parent-style-name="Standard">
      <style:text-properties officeooo:rsid="003bcf66" officeooo:paragraph-rsid="0158b76c"/>
    </style:style>
    <style:style style:name="P97" style:family="paragraph" style:parent-style-name="Standard">
      <style:text-properties officeooo:rsid="003c4903" officeooo:paragraph-rsid="0159bc1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officeooo:rsid="015b959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3" style:family="text">
      <style:text-properties officeooo:rsid="009a641d"/>
    </style:style>
    <style:style style:name="T34" style:family="text">
      <style:text-properties officeooo:rsid="009bd49a"/>
    </style:style>
    <style:style style:name="T35" style:family="text">
      <style:text-properties officeooo:rsid="009c7c52"/>
    </style:style>
    <style:style style:name="T36" style:family="text">
      <style:text-properties officeooo:rsid="009dd792"/>
    </style:style>
    <style:style style:name="T37" style:family="text">
      <style:text-properties officeooo:rsid="00aa4eaa"/>
    </style:style>
    <style:style style:name="T38" style:family="text">
      <style:text-properties officeooo:rsid="00b30d14"/>
    </style:style>
    <style:style style:name="T39" style:family="text">
      <style:text-properties officeooo:rsid="00b33ba2"/>
    </style:style>
    <style:style style:name="T40" style:family="text">
      <style:text-properties officeooo:rsid="00b362a8"/>
    </style:style>
    <style:style style:name="T41" style:family="text">
      <style:text-properties officeooo:rsid="00b3dfd6"/>
    </style:style>
    <style:style style:name="T42" style:family="text">
      <style:text-properties officeooo:rsid="00b6c9a0"/>
    </style:style>
    <style:style style:name="T43" style:family="text">
      <style:text-properties officeooo:rsid="00c06241"/>
    </style:style>
    <style:style style:name="T44" style:family="text">
      <style:text-properties officeooo:rsid="00c9ca17"/>
    </style:style>
    <style:style style:name="T45" style:family="text">
      <style:text-properties officeooo:rsid="0111f8db"/>
    </style:style>
    <style:style style:name="T46" style:family="text">
      <style:text-properties fo:font-style="normal" officeooo:rsid="00c06241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9" style:family="text">
      <style:text-properties officeooo:rsid="011f8724"/>
    </style:style>
    <style:style style:name="T50" style:family="text">
      <style:text-properties officeooo:rsid="012ee960"/>
    </style:style>
    <style:style style:name="T51" style:family="text">
      <style:text-properties officeooo:rsid="01490bbe"/>
    </style:style>
    <style:style style:name="T52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4">First t</text:span>ested on CA display</text:p>
      <text:p text:style-name="P42"/>
      <text:p text:style-name="P51">1_first_project</text:p>
      <text:p text:style-name="P6">Example_1<text:tab/><text:tab/><text:span text:style-name="T43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3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2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8">OK <text:tab/>CC_OK<text:tab/>CA_ARD_OK<text:tab/>CC_ARD_OK</text:span></text:p>
      <text:p text:style-name="P45">2_Bit_ops_2<text:tab/><text:tab/><text:tab/><text:span text:style-name="T39">OK<text:tab/>CC_OK<text:tab/>CA_ARD_OK<text:tab/>CC_ARD_OK</text:span></text:p>
      <text:p text:style-name="P46">3_Division_subroutine<text:tab/><text:span text:style-name="T40">OK<text:tab/>CC_OK<text:tab/>CA_ARD_OK<text:tab/>CC_ARD_OK</text:span></text:p>
      <text:p text:style-name="P46">4_Char_to_binary<text:tab/><text:tab/><text:span text:style-name="T41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5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3"><text:tab/></text:span><text:span text:style-name="T46">CC_OK</text:span><text:span text:style-name="T43"><text:tab/>CA_ARD_OK<text:tab/>CC_ARD_OK</text:span></text:p>
      <text:p text:style-name="P17">5B_Prime_factors<text:tab/><text:tab/><text:span text:style-name="T27">CA_OK<text:tab/></text:span><text:span text:style-name="T46">CC_OK</text:span><text:span text:style-name="T43"><text:tab/>CA_ARD_OK<text:tab/>CC_ARD_OK</text:span></text:p>
      <text:p text:style-name="P18">5C_Scientific_numbers<text:tab/><text:span text:style-name="T27">CA_OK<text:tab/></text:span><text:span text:style-name="T46">CC_OK</text:span><text:span text:style-name="T43"><text:tab/>CA_ARD_OK<text:tab/>CC_ARD_OK</text:span></text:p>
      <text:p text:style-name="P19">5D_Pie_estimator<text:tab/><text:tab/><text:span text:style-name="T27">CA_OK<text:tab/></text:span><text:span text:style-name="T46">CC_OK</text:span><text:span text:style-name="T43"><text:tab/>CA_ARD_OK<text:tab/>CC_ARD_OK</text:span></text:p>
      <text:p text:style-name="P20">5E_e_power_series<text:tab/><text:tab/><text:span text:style-name="T27">CA_OK<text:tab/>CC_OK</text:span><text:span text:style-name="T43"><text:tab/>CA_ARD_OK<text:tab/>CC_ARD_OK</text:span></text:p>
      <text:p text:style-name="P21">5F_Trig_functions<text:tab/><text:tab/><text:span text:style-name="T27">CA_OK<text:tab/></text:span><text:span text:style-name="T46">CC_OK</text:span><text:span text:style-name="T43"><text:tab/>CA_ARD_OK<text:tab/>CC_ARD_OK</text:span></text:p>
      <text:p text:style-name="P5"/>
      <text:p text:style-name="P22"><text:span text:style-name="T49">6 has been recompiled following quirk</text:span><text:tab/><text:tab/><text:tab/><text:tab/><text:tab/></text:p>
      <text:p text:style-name="P23">6A_Segment_driver<text:tab/><text:tab/><text:span text:style-name="T31">CA_OK</text:span><text:span text:style-name="T30"><text:tab/></text:span><text:span text:style-name="T48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4">6C_Numerical_entr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5">6D_INT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6">6E_FPN_to_display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7">6F_FPN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8">6G_INT_from_IO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29">6L_FPN_to_display_legacy<text:tab/><text:span text:style-name="T31">CA_OK</text:span><text:span text:style-name="T30"><text:tab/></text:span><text:span text:style-name="T48">CC_OK<text:tab/>CA_ARD_OK<text:tab/>CC_ARD_OK</text:span></text:p>
      <text:p text:style-name="P29">6M_FPN_from_IO_legacy<text:tab/><text:span text:style-name="T27">CA_OK</text:span><text:span text:style-name="T26"><text:tab/></text:span><text:span text:style-name="T46">CC_OK</text:span><text:span text:style-name="T48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2">and recompiled G not changed (has no commentary)</text:span></text:p>
      <text:p text:style-name="P31">7A_String_only_clock<text:tab/><text:span text:style-name="T31">CA_OK</text:span><text:span text:style-name="T30"><text:tab/></text:span><text:span text:style-name="T48">CC_OK<text:tab/>CA_ARD_OK<text:tab/>CC_ARD_OK</text:span></text:p>
      <text:p text:style-name="P32">7B_calculator_based_clock<text:tab/><text:span text:style-name="T31">CA_OK</text:span><text:span text:style-name="T30"><text:tab/></text:span><text:span text:style-name="T48">CC_OK<text:tab/>CA_ARD_OK<text:tab/>CC_ARD_OK</text:span></text:p>
      <text:p text:style-name="P33">7C_mini_OS_clock<text:tab/><text:tab/><text:span text:style-name="T31">CA_OK</text:span><text:span text:style-name="T30"><text:tab/></text:span><text:span text:style-name="T48">CC_OK<text:tab/>CA_ARD_OK<text:tab/>CC_ARD_OK</text:span></text:p>
      <text:p text:style-name="P34">7D_mini_OS_clock_w_<text:span text:style-name="T50">a</text:span><text:tab/><text:span text:style-name="T31">CA_OK</text:span><text:span text:style-name="T30"><text:tab/></text:span><text:span text:style-name="T48">CC_OK<text:tab/>CA_ARD_OK<text:tab/>CC_ARD_OK</text:span><text:tab/></text:p>
      <text:p text:style-name="P35">7E_Stand_a_lone_clock<text:tab/><text:span text:style-name="T31">CA_OK</text:span><text:span text:style-name="T30"><text:tab/></text:span><text:span text:style-name="T48">CC_OK<text:tab/>CA_ARD_OK<text:tab/>CC_ARD_OK</text:span><text:span text:style-name="T47"><text:tab/></text:span></text:p>
      <text:p text:style-name="P36">7F_Stop_watch<text:tab/><text:tab/><text:span text:style-name="T31">CA_OK</text:span><text:span text:style-name="T30"><text:tab/></text:span><text:span text:style-name="T48">CC_OK<text:tab/>CA_ARD_OK<text:tab/>CC_ARD_OK</text:span></text:p>
      <text:p text:style-name="P37">7G_Combined_clock_SW<text:tab/><text:span text:style-name="T31">CA_OK</text:span><text:span text:style-name="T30"><text:tab/></text:span><text:span text:style-name="T48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30"><text:tab/></text:span><text:span text:style-name="T48">CC_OK<text:tab/>CA_ARD_OK</text:span></text:p>
      <text:p text:style-name="P39">8B_Pulse_train_generator<text:tab/><text:span text:style-name="T27">CA_OK</text:span><text:span text:style-name="T30"><text:tab/></text:span><text:span text:style-name="T48">CC_OK<text:tab/>CA_ARD_OK</text:span></text:p>
      <text:p text:style-name="P40">8C_Sawtooth_generator<text:tab/><text:span text:style-name="T27">CA_OK</text:span><text:span text:style-name="T30"><text:tab/></text:span><text:span text:style-name="T48">CC_OK<text:tab/>CA_ARD_OK</text:span></text:p>
      <text:p text:style-name="P53"/>
      <text:p text:style-name="P47"><text:span text:style-name="T3">9_FPN_routines</text:span><text:tab/><text:span text:style-name="T51">(All projects recompiled)</text:span></text:p>
      <text:p text:style-name="P49">9A FPN_acquisition <text:tab/><text:span text:style-name="T27">CA_OK</text:span><text:span text:style-name="T32"><text:tab/></text:span><text:span text:style-name="T48">CC_OK</text:span></text:p>
      <text:p text:style-name="P95">9B_FPN_to_String <text:tab/><text:span text:style-name="T27">CA_OK</text:span><text:span text:style-name="T32"><text:tab/></text:span><text:span text:style-name="T48">CC_OK</text:span></text:p>
      <text:p text:style-name="P96">9C_FPN_Add_Sub <text:tab/><text:span text:style-name="T27">CA_OK</text:span><text:span text:style-name="T32"><text:tab/></text:span><text:span text:style-name="T48">CC_OK</text:span></text:p>
      <text:p text:style-name="P97">9D_<text:span text:style-name="T2">FPN_mult_div<text:tab/></text:span><text:span text:style-name="T28">CA_OK</text:span><text:span text:style-name="T32"><text:tab/></text:span><text:span text:style-name="T48">CC_OK</text:span></text:p>
      <text:p text:style-name="P94">9E_e_power_series<text:tab/><text:span text:style-name="T27">CA_OK<text:tab/></text:span><text:span text:style-name="T29">Flash corrupted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4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4">brightness <text:tab/>Mode Q</text:span></text:p>
      <text:p text:style-name="P83">0x3FA<text:tab/><text:tab/><text:tab/><text:span text:style-name="T33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5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4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4">Cal data:<text:tab/><text:tab/><text:tab/></text:span>No longer used</text:p>
      <text:p text:style-name="P78">0x3FC<text:tab/><text:tab/><text:tab/>Copy of MCUSR<text:tab/><text:tab/><text:span text:style-name="T35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7">Not initialised</text:span><text:tab/><text:span text:style-name="T37">0xFF or &gt; 0</text:span><text:tab/></text:p>
      <text:p text:style-name="P80">0x3EF <text:tab/><text:tab/><text:tab/>PRN EEPROM <text:span text:style-name="T36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7T20:59:44.892000000</dc:date>
    <meta:editing-duration>P3DT6H3S</meta:editing-duration>
    <meta:editing-cycles>218</meta:editing-cycles>
    <meta:document-statistic meta:table-count="0" meta:image-count="0" meta:object-count="0" meta:page-count="6" meta:paragraph-count="195" meta:word-count="973" meta:character-count="8064" meta:non-whitespace-character-count="7058"/>
  </office:meta>
</office:document-meta>
</file>